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519150510862611364" text:style-name="L1">
        <text:list-item>
          <text:p text:style-name="P1">The ConstructionPanel does not properly display the full name of the Highway Manager project.</text:p>
        </text:list-item>
        <text:list-item>
          <text:p text:style-name="P1">Resource names do not contain spaces.</text:p>
        </text:list-item>
        <text:list-item>
          <text:p text:style-name="P1">Camera controls remain enabled when the escape menu is open.</text:p>
        </text:list-item>
        <text:list-item>
          <text:p text:style-name="P1">VictoryManager's countdown is not affected by pausing the SimulationControl, and will continue to run while the game is pause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16M35S</meta:editing-duration>
    <meta:editing-cycles>5</meta:editing-cycles>
    <meta:generator>OpenOffice/4.1.1$Win32 OpenOffice.org_project/411m6$Build-9775</meta:generator>
    <dc:date>2017-07-04T11:31:03.70</dc:date>
    <meta:document-statistic meta:table-count="0" meta:image-count="0" meta:object-count="0" meta:page-count="1" meta:paragraph-count="4" meta:word-count="53" meta:character-count="321"/>
    <meta:user-defined meta:name="Info 1"/>
    <meta:user-defined meta:name="Info 2"/>
    <meta:user-defined meta:name="Info 3"/>
    <meta:user-defined meta:name="Info 4"/>
  </office:meta>
</office:document-meta>
</file>